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paragraph-properties fo:text-align="center" style:justify-single-word="false"/>
      <style:text-properties fo:font-weight="bold" officeooo:rsid="0037191e" officeooo:paragraph-rsid="0037191e" style:font-weight-asian="bold" style:font-weight-complex="bold"/>
    </style:style>
    <style:style style:name="P3" style:family="paragraph" style:parent-style-name="Standard">
      <style:paragraph-properties fo:text-align="start" style:justify-single-word="false"/>
      <style:text-properties fo:font-weight="normal" officeooo:rsid="0037191e" officeooo:paragraph-rsid="0037191e" style:font-weight-asian="normal" style:font-weight-complex="normal"/>
    </style:style>
    <style:style style:name="P4" style:family="paragraph" style:parent-style-name="Standard">
      <style:paragraph-properties fo:text-align="start" style:justify-single-word="false"/>
      <style:text-properties style:font-name="Courier New" fo:font-weight="normal" officeooo:rsid="0037191e" officeooo:paragraph-rsid="0037191e" style:font-weight-asian="normal" style:font-weight-complex="normal"/>
    </style:style>
    <style:style style:name="P5" style:family="paragraph" style:parent-style-name="Standard">
      <style:text-properties style:font-name="Courier New" officeooo:rsid="00392a31" officeooo:paragraph-rsid="00392a31"/>
    </style:style>
    <style:style style:name="P6" style:family="paragraph" style:parent-style-name="Standard">
      <style:text-properties style:font-name="Courier New" officeooo:rsid="0039aedd" officeooo:paragraph-rsid="0039aedd"/>
    </style:style>
    <style:style style:name="P7" style:family="paragraph" style:parent-style-name="Standard">
      <style:text-properties style:font-name="Courier New" fo:font-weight="bold" officeooo:rsid="0039aedd" officeooo:paragraph-rsid="0039aedd" style:font-weight-asian="bold" style:font-weight-complex="bold"/>
    </style:style>
    <style:style style:name="P8" style:family="paragraph" style:parent-style-name="Standard">
      <style:text-properties style:font-name="Courier New" fo:font-weight="bold" officeooo:rsid="003ade8c" officeooo:paragraph-rsid="003ade8c" style:font-weight-asian="bold" style:font-weight-complex="bold"/>
    </style:style>
    <style:style style:name="P9" style:family="paragraph" style:parent-style-name="Standard">
      <style:text-properties style:font-name="Courier New" fo:font-weight="bold" officeooo:rsid="003a4be2" officeooo:paragraph-rsid="003a4be2" style:font-weight-asian="bold" style:font-weight-complex="bold"/>
    </style:style>
    <style:style style:name="P10" style:family="paragraph" style:parent-style-name="Standard">
      <style:text-properties style:font-name="Courier New" fo:font-weight="bold" officeooo:rsid="00418a98" officeooo:paragraph-rsid="00418a98" style:font-weight-asian="bold" style:font-weight-complex="bold"/>
    </style:style>
    <style:style style:name="P11" style:family="paragraph" style:parent-style-name="Standard">
      <style:text-properties style:font-name="Courier New" fo:font-weight="bold" officeooo:rsid="00418a98" officeooo:paragraph-rsid="00431703" style:font-weight-asian="bold" style:font-weight-complex="bold"/>
    </style:style>
    <style:style style:name="P12" style:family="paragraph" style:parent-style-name="Standard">
      <style:text-properties style:font-name="Courier New" fo:font-weight="bold" officeooo:rsid="00418a98" officeooo:paragraph-rsid="004d3686" style:font-weight-asian="bold" style:font-weight-complex="bold"/>
    </style:style>
    <style:style style:name="P13" style:family="paragraph" style:parent-style-name="Standard">
      <style:text-properties style:font-name="Courier New" fo:font-weight="bold" officeooo:rsid="00449551" officeooo:paragraph-rsid="00449551" style:font-weight-asian="bold" style:font-weight-complex="bold"/>
    </style:style>
    <style:style style:name="P14" style:family="paragraph" style:parent-style-name="Standard">
      <style:text-properties style:font-name="Courier New" fo:font-weight="bold" officeooo:rsid="00497114" officeooo:paragraph-rsid="00497114" style:font-weight-asian="bold" style:font-weight-complex="bold"/>
    </style:style>
    <style:style style:name="P15" style:family="paragraph" style:parent-style-name="Standard">
      <style:text-properties style:font-name="Courier New" fo:font-weight="bold" officeooo:rsid="004af7d2" officeooo:paragraph-rsid="004af7d2" style:font-weight-asian="bold" style:font-weight-complex="bold"/>
    </style:style>
    <style:style style:name="P16" style:family="paragraph" style:parent-style-name="Standard">
      <style:text-properties style:font-name="Courier New" fo:font-weight="bold" officeooo:rsid="004cc955" officeooo:paragraph-rsid="004cc955" style:font-weight-asian="bold" style:font-weight-complex="bold"/>
    </style:style>
    <style:style style:name="P17" style:family="paragraph" style:parent-style-name="Standard">
      <style:text-properties style:font-name="Courier New" fo:font-weight="bold" officeooo:rsid="004dccc5" officeooo:paragraph-rsid="004dccc5" style:font-weight-asian="bold" style:font-weight-complex="bold"/>
    </style:style>
    <style:style style:name="P18" style:family="paragraph" style:parent-style-name="Standard">
      <style:text-properties style:font-name="Courier New" fo:font-weight="bold" officeooo:rsid="004e94be" officeooo:paragraph-rsid="004e94be" style:font-weight-asian="bold" style:font-weight-complex="bold"/>
    </style:style>
    <style:style style:name="P19" style:family="paragraph" style:parent-style-name="Standard">
      <style:text-properties style:font-name="Courier New" fo:font-weight="bold" officeooo:rsid="004af8e7" officeooo:paragraph-rsid="004af8e7" style:font-weight-asian="bold" style:font-weight-complex="bold"/>
    </style:style>
    <style:style style:name="P20" style:family="paragraph" style:parent-style-name="Standard">
      <style:text-properties style:font-name="Courier New" fo:font-size="10pt" fo:font-weight="bold" officeooo:rsid="004644c1" officeooo:paragraph-rsid="004644c1" style:font-size-asian="10pt" style:font-weight-asian="bold" style:font-size-complex="10pt" style:font-weight-complex="bold"/>
    </style:style>
    <style:style style:name="P21" style:family="paragraph" style:parent-style-name="Standard">
      <style:text-properties style:font-name="Courier New" fo:font-size="12pt" fo:font-weight="bold" officeooo:rsid="004644c1" officeooo:paragraph-rsid="004644c1" style:font-size-asian="12pt" style:font-weight-asian="bold" style:font-size-complex="12pt" style:font-weight-complex="bold"/>
    </style:style>
    <style:style style:name="P22" style:family="paragraph" style:parent-style-name="Standard">
      <style:text-properties style:font-name="Courier New" fo:font-size="12pt" fo:font-weight="normal" officeooo:rsid="00449551" officeooo:paragraph-rsid="00449551" style:font-size-asian="12pt" style:font-weight-asian="normal" style:font-size-complex="12pt" style:font-weight-complex="normal"/>
    </style:style>
    <style:style style:name="P23" style:family="paragraph" style:parent-style-name="Standard">
      <style:text-properties style:font-name="Courier New" fo:font-style="normal" fo:font-weight="bold" officeooo:rsid="004cf598" officeooo:paragraph-rsid="004cf598" style:font-style-asian="normal" style:font-weight-asian="bold" style:font-style-complex="normal" style:font-weight-complex="bold"/>
    </style:style>
    <style:style style:name="P24" style:family="paragraph" style:parent-style-name="Standard">
      <style:text-properties officeooo:rsid="00392a31" officeooo:paragraph-rsid="00392a31"/>
    </style:style>
    <style:style style:name="P25" style:family="paragraph" style:parent-style-name="Standard">
      <style:text-properties style:font-name="Liberation Serif" officeooo:rsid="0039aedd" officeooo:paragraph-rsid="0039aedd"/>
    </style:style>
    <style:style style:name="P26" style:family="paragraph" style:parent-style-name="Standard">
      <style:text-properties style:font-name="Liberation Serif" officeooo:rsid="003a4be2" officeooo:paragraph-rsid="003a4be2"/>
    </style:style>
    <style:style style:name="P27" style:family="paragraph" style:parent-style-name="Standard">
      <style:text-properties style:font-name="Liberation Serif" officeooo:rsid="003ade8c" officeooo:paragraph-rsid="003ade8c"/>
    </style:style>
    <style:style style:name="P28" style:family="paragraph" style:parent-style-name="Standard">
      <style:text-properties style:font-name="Liberation Serif" fo:font-weight="normal" officeooo:rsid="003ade8c" officeooo:paragraph-rsid="00418a98" style:font-weight-asian="normal" style:font-weight-complex="normal"/>
    </style:style>
    <style:style style:name="P29" style:family="paragraph" style:parent-style-name="Standard">
      <style:text-properties style:font-name="Liberation Serif" fo:font-weight="normal" officeooo:rsid="00418a98" officeooo:paragraph-rsid="00418a98" style:font-weight-asian="normal" style:font-weight-complex="normal"/>
    </style:style>
    <style:style style:name="P30" style:family="paragraph" style:parent-style-name="Standard">
      <style:text-properties style:font-name="Liberation Serif" fo:font-weight="normal" officeooo:rsid="00418a98" officeooo:paragraph-rsid="00431703" style:font-weight-asian="normal" style:font-weight-complex="normal"/>
    </style:style>
    <style:style style:name="P31" style:family="paragraph" style:parent-style-name="Standard">
      <style:text-properties style:font-name="Liberation Serif" fo:font-weight="normal" officeooo:rsid="00418a98" officeooo:paragraph-rsid="00449551" style:font-weight-asian="normal" style:font-weight-complex="normal"/>
    </style:style>
    <style:style style:name="P32" style:family="paragraph" style:parent-style-name="Standard">
      <style:text-properties style:font-name="Liberation Serif" fo:font-weight="normal" officeooo:rsid="00418a98" officeooo:paragraph-rsid="004d3686" style:font-weight-asian="normal" style:font-weight-complex="normal"/>
    </style:style>
    <style:style style:name="P33" style:family="paragraph" style:parent-style-name="Standard">
      <style:text-properties style:font-name="Liberation Serif" fo:font-weight="normal" officeooo:rsid="00449551" officeooo:paragraph-rsid="00449551" style:font-weight-asian="normal" style:font-weight-complex="normal"/>
    </style:style>
    <style:style style:name="P34" style:family="paragraph" style:parent-style-name="Standard">
      <style:text-properties style:font-name="Liberation Serif" fo:font-weight="normal" officeooo:rsid="00449551" officeooo:paragraph-rsid="004d3686" style:font-weight-asian="normal" style:font-weight-complex="normal"/>
    </style:style>
    <style:style style:name="P35" style:family="paragraph" style:parent-style-name="Standard">
      <style:text-properties style:font-name="Liberation Serif" fo:font-weight="normal" officeooo:rsid="004644c1" officeooo:paragraph-rsid="004644c1" style:font-weight-asian="normal" style:font-weight-complex="normal"/>
    </style:style>
    <style:style style:name="P36" style:family="paragraph" style:parent-style-name="Standard">
      <style:text-properties style:font-name="Liberation Serif" fo:font-weight="normal" officeooo:rsid="0046cef3" officeooo:paragraph-rsid="0046cef3" style:font-weight-asian="normal" style:font-weight-complex="normal"/>
    </style:style>
    <style:style style:name="P37" style:family="paragraph" style:parent-style-name="Standard">
      <style:text-properties style:font-name="Liberation Serif" fo:font-weight="normal" officeooo:rsid="00497114" officeooo:paragraph-rsid="00497114" style:font-weight-asian="normal" style:font-weight-complex="normal"/>
    </style:style>
    <style:style style:name="P38" style:family="paragraph" style:parent-style-name="Standard">
      <style:text-properties style:font-name="Liberation Serif" fo:font-weight="normal" officeooo:rsid="004af7d2" officeooo:paragraph-rsid="004af7d2" style:font-weight-asian="normal" style:font-weight-complex="normal"/>
    </style:style>
    <style:style style:name="P39" style:family="paragraph" style:parent-style-name="Standard">
      <style:text-properties style:font-name="Liberation Serif" fo:font-weight="normal" officeooo:rsid="004af8e7" officeooo:paragraph-rsid="004af8e7" style:font-weight-asian="normal" style:font-weight-complex="normal"/>
    </style:style>
    <style:style style:name="P40" style:family="paragraph" style:parent-style-name="Standard">
      <style:text-properties style:font-name="Liberation Serif" fo:font-weight="normal" officeooo:rsid="004cc955" officeooo:paragraph-rsid="004cc955" style:font-weight-asian="normal" style:font-weight-complex="normal"/>
    </style:style>
    <style:style style:name="P41" style:family="paragraph" style:parent-style-name="Standard">
      <style:text-properties style:font-name="Liberation Serif" fo:font-weight="normal" officeooo:rsid="004cc955" officeooo:paragraph-rsid="004cf598" style:font-weight-asian="normal" style:font-weight-complex="normal"/>
    </style:style>
    <style:style style:name="P42" style:family="paragraph" style:parent-style-name="Standard">
      <style:text-properties style:font-name="Liberation Serif" fo:font-weight="normal" officeooo:rsid="004cc955" officeooo:paragraph-rsid="004dccc5" style:font-weight-asian="normal" style:font-weight-complex="normal"/>
    </style:style>
    <style:style style:name="P43" style:family="paragraph" style:parent-style-name="Standard">
      <style:text-properties style:font-name="Liberation Serif" fo:font-weight="normal" officeooo:rsid="004dccc5" officeooo:paragraph-rsid="004dccc5" style:font-weight-asian="normal" style:font-weight-complex="normal"/>
    </style:style>
    <style:style style:name="P44" style:family="paragraph" style:parent-style-name="Standard">
      <style:text-properties style:font-name="Liberation Serif" fo:font-weight="normal" officeooo:rsid="004e94be" officeooo:paragraph-rsid="004e94be" style:font-weight-asian="normal" style:font-weight-complex="normal"/>
    </style:style>
    <style:style style:name="P45" style:family="paragraph" style:parent-style-name="Standard">
      <style:text-properties style:font-name="Liberation Serif" fo:font-weight="normal" officeooo:rsid="0040755b" officeooo:paragraph-rsid="0040755b" style:font-weight-asian="normal" style:font-weight-complex="normal"/>
    </style:style>
    <style:style style:name="P46" style:family="paragraph" style:parent-style-name="Standard">
      <style:text-properties style:font-name="Liberation Serif" fo:font-style="normal" fo:font-weight="normal" officeooo:rsid="004cf598" officeooo:paragraph-rsid="004cf598" style:font-style-asian="normal" style:font-weight-asian="normal" style:font-style-complex="normal" style:font-weight-complex="normal"/>
    </style:style>
    <style:style style:name="P47" style:family="paragraph" style:parent-style-name="Standard">
      <style:text-properties style:font-name="Liberation Serif" fo:font-style="normal" fo:font-weight="normal" officeooo:rsid="004dccc5" officeooo:paragraph-rsid="004dccc5" style:font-style-asian="normal" style:font-weight-asian="normal" style:font-style-complex="normal" style:font-weight-complex="normal"/>
    </style:style>
    <style:style style:name="P48" style:family="paragraph" style:parent-style-name="Standard">
      <style:text-properties style:font-name="Liberation Serif" officeooo:rsid="0040755b" officeooo:paragraph-rsid="0040755b"/>
    </style:style>
    <style:style style:name="P49" style:family="paragraph" style:parent-style-name="Standard">
      <style:text-properties style:font-name="Liberation Serif" fo:font-weight="bold" officeooo:rsid="003c83d5" officeooo:paragraph-rsid="003c83d5" style:font-weight-asian="bold" style:font-weight-complex="bold"/>
    </style:style>
    <style:style style:name="P50" style:family="paragraph" style:parent-style-name="Standard">
      <style:paragraph-properties fo:text-align="center" style:justify-single-word="false"/>
      <style:text-properties fo:font-size="16pt" fo:font-weight="bold" officeooo:rsid="0037191e" officeooo:paragraph-rsid="0037191e" style:font-size-asian="16pt" style:font-weight-asian="bold" style:font-size-complex="16pt" style:font-weight-complex="bold"/>
    </style:style>
    <style:style style:name="P51" style:family="paragraph" style:parent-style-name="Standard">
      <style:paragraph-properties fo:break-before="page"/>
      <style:text-properties style:font-name="Liberation Serif" fo:font-size="16pt" fo:font-weight="bold" officeooo:rsid="003c83d5" officeooo:paragraph-rsid="003c83d5" style:font-size-asian="16pt" style:font-weight-asian="bold" style:font-size-complex="16pt" style:font-weight-complex="bold"/>
    </style:style>
    <style:style style:name="P52" style:family="paragraph" style:parent-style-name="Standard">
      <style:paragraph-properties fo:break-before="page"/>
      <style:text-properties style:font-name="Courier New" fo:font-weight="bold" officeooo:rsid="004af8e7" officeooo:paragraph-rsid="004af8e7" style:font-weight-asian="bold" style:font-weight-complex="bold"/>
    </style:style>
    <style:style style:name="P53" style:family="paragraph" style:parent-style-name="Standard">
      <style:text-properties style:font-name="Courier New" fo:font-weight="bold" officeooo:rsid="0040dfcb" officeooo:paragraph-rsid="0040755b" style:font-weight-asian="bold" style:font-weight-complex="bold"/>
    </style:style>
    <style:style style:name="P54" style:family="paragraph" style:parent-style-name="Standard">
      <style:text-properties style:font-name="Courier New" fo:font-weight="bold" officeooo:rsid="00418a98" officeooo:paragraph-rsid="00449551" style:font-weight-asian="bold" style:font-weight-complex="bold"/>
    </style:style>
    <style:style style:name="P55" style:family="paragraph" style:parent-style-name="Standard">
      <style:text-properties style:font-name="Courier New" fo:font-weight="normal" officeooo:rsid="0057af3a" officeooo:paragraph-rsid="0040755b" style:font-weight-asian="normal" style:font-weight-complex="normal"/>
    </style:style>
    <style:style style:name="P56" style:family="paragraph" style:parent-style-name="Standard">
      <style:text-properties style:font-name="Courier New" fo:font-weight="normal" officeooo:rsid="0040dfcb" officeooo:paragraph-rsid="0040755b" style:font-weight-asian="normal" style:font-weight-complex="normal"/>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03a4be2" style:font-weight-asian="bold" style:font-weight-complex="bold"/>
    </style:style>
    <style:style style:name="T3" style:family="text">
      <style:text-properties style:font-name="Courier New" fo:font-weight="bold" officeooo:rsid="0040dfcb" style:font-weight-asian="bold" style:font-weight-complex="bold"/>
    </style:style>
    <style:style style:name="T4" style:family="text">
      <style:text-properties style:font-name="Courier New" fo:font-style="normal" fo:font-weight="bold" officeooo:rsid="004af7d2" style:font-style-asian="normal" style:font-weight-asian="bold" style:font-style-complex="normal" style:font-weight-complex="bold"/>
    </style:style>
    <style:style style:name="T5" style:family="text">
      <style:text-properties style:font-name="Courier New" fo:font-style="normal" fo:font-weight="bold" officeooo:rsid="004dccc5" style:font-style-asian="normal" style:font-weight-asian="bold" style:font-style-complex="normal" style:font-weight-complex="bold"/>
    </style:style>
    <style:style style:name="T6" style:family="text">
      <style:text-properties style:font-name="Courier New" fo:font-style="normal" officeooo:rsid="0057af3a" style:font-style-asian="normal" style:font-style-complex="normal"/>
    </style:style>
    <style:style style:name="T7" style:family="text">
      <style:text-properties style:font-name="Courier New" officeooo:rsid="0040dfcb"/>
    </style:style>
    <style:style style:name="T8" style:family="text">
      <style:text-properties style:font-name="Courier New" officeooo:rsid="0057af3a"/>
    </style:style>
    <style:style style:name="T9" style:family="text">
      <style:text-properties style:font-name="Courier New" fo:font-style="italic" officeooo:rsid="0040dfcb" style:font-style-asian="italic" style:font-style-complex="italic"/>
    </style:style>
    <style:style style:name="T10" style:family="text">
      <style:text-properties style:font-name="Courier New" fo:font-style="italic" officeooo:rsid="0057af3a" style:font-style-asian="italic" style:font-style-complex="italic"/>
    </style:style>
    <style:style style:name="T11" style:family="text">
      <style:text-properties style:font-name="Courier New" fo:font-size="12pt" style:font-size-asian="12pt" style:font-size-complex="12pt"/>
    </style:style>
    <style:style style:name="T12" style:family="text">
      <style:text-properties style:font-name="Courier New" fo:font-size="12pt" officeooo:rsid="00497114" style:font-size-asian="12pt" style:font-size-complex="12pt"/>
    </style:style>
    <style:style style:name="T13" style:family="text">
      <style:text-properties fo:font-weight="bold" style:font-weight-asian="bold" style:font-weight-complex="bold"/>
    </style:style>
    <style:style style:name="T14" style:family="text">
      <style:text-properties officeooo:rsid="00392a31"/>
    </style:style>
    <style:style style:name="T15" style:family="text">
      <style:text-properties officeooo:rsid="0039aedd"/>
    </style:style>
    <style:style style:name="T16" style:family="text">
      <style:text-properties officeooo:rsid="003a4be2"/>
    </style:style>
    <style:style style:name="T17" style:family="text">
      <style:text-properties officeooo:rsid="003ade8c"/>
    </style:style>
    <style:style style:name="T18" style:family="text">
      <style:text-properties officeooo:rsid="003d803a"/>
    </style:style>
    <style:style style:name="T19" style:family="text">
      <style:text-properties officeooo:rsid="003f01d1"/>
    </style:style>
    <style:style style:name="T20" style:family="text">
      <style:text-properties officeooo:rsid="0040755b"/>
    </style:style>
    <style:style style:name="T21" style:family="text">
      <style:text-properties officeooo:rsid="0040dfcb"/>
    </style:style>
    <style:style style:name="T22" style:family="text">
      <style:text-properties officeooo:rsid="0041641a"/>
    </style:style>
    <style:style style:name="T23" style:family="text">
      <style:text-properties officeooo:rsid="00418a98"/>
    </style:style>
    <style:style style:name="T24" style:family="text">
      <style:text-properties officeooo:rsid="00431703"/>
    </style:style>
    <style:style style:name="T25" style:family="text">
      <style:text-properties officeooo:rsid="00449551"/>
    </style:style>
    <style:style style:name="T26" style:family="text">
      <style:text-properties officeooo:rsid="0046cef3"/>
    </style:style>
    <style:style style:name="T27" style:family="text">
      <style:text-properties officeooo:rsid="0048ba40"/>
    </style:style>
    <style:style style:name="T28" style:family="text">
      <style:text-properties officeooo:rsid="00497114"/>
    </style:style>
    <style:style style:name="T29" style:family="text">
      <style:text-properties officeooo:rsid="004af7d2"/>
    </style:style>
    <style:style style:name="T30" style:family="text">
      <style:text-properties fo:font-style="italic" style:font-style-asian="italic" style:font-style-complex="italic"/>
    </style:style>
    <style:style style:name="T31" style:family="text">
      <style:text-properties fo:font-style="italic" officeooo:rsid="004af7d2" style:font-style-asian="italic" style:font-style-complex="italic"/>
    </style:style>
    <style:style style:name="T32" style:family="text">
      <style:text-properties fo:font-style="italic" officeooo:rsid="0046cef3" style:font-style-asian="italic" style:font-style-complex="italic"/>
    </style:style>
    <style:style style:name="T33" style:family="text">
      <style:text-properties fo:font-style="italic" officeooo:rsid="0048ba40" style:font-style-asian="italic" style:font-style-complex="italic"/>
    </style:style>
    <style:style style:name="T34" style:family="text">
      <style:text-properties fo:font-style="italic" officeooo:rsid="004cf598" style:font-style-asian="italic" style:font-style-complex="italic"/>
    </style:style>
    <style:style style:name="T35" style:family="text">
      <style:text-properties fo:font-style="italic" officeooo:rsid="004dccc5" style:font-style-asian="italic" style:font-style-complex="italic"/>
    </style:style>
    <style:style style:name="T36" style:family="text">
      <style:text-properties fo:font-style="italic" officeooo:rsid="004e94be" style:font-style-asian="italic" style:font-style-complex="italic"/>
    </style:style>
    <style:style style:name="T37" style:family="text">
      <style:text-properties fo:font-style="italic" officeooo:rsid="00554a94" style:font-style-asian="italic" style:font-style-complex="italic"/>
    </style:style>
    <style:style style:name="T38" style:family="text">
      <style:text-properties fo:font-style="italic" officeooo:rsid="0055b0a6" style:font-style-asian="italic" style:font-style-complex="italic"/>
    </style:style>
    <style:style style:name="T39" style:family="text">
      <style:text-properties fo:font-style="italic" officeooo:rsid="00562efd" style:font-style-asian="italic" style:font-style-complex="italic"/>
    </style:style>
    <style:style style:name="T40" style:family="text">
      <style:text-properties fo:font-style="italic" officeooo:rsid="005799a4" style:font-style-asian="italic" style:font-style-complex="italic"/>
    </style:style>
    <style:style style:name="T41" style:family="text">
      <style:text-properties fo:font-style="italic" officeooo:rsid="005be4ae"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4cf598" style:font-style-asian="normal" style:font-style-complex="normal"/>
    </style:style>
    <style:style style:name="T44" style:family="text">
      <style:text-properties fo:font-style="normal" officeooo:rsid="004af7d2" style:font-style-asian="normal" style:font-style-complex="normal"/>
    </style:style>
    <style:style style:name="T45" style:family="text">
      <style:text-properties fo:font-style="normal" officeooo:rsid="004dccc5" style:font-style-asian="normal" style:font-style-complex="normal"/>
    </style:style>
    <style:style style:name="T46" style:family="text">
      <style:text-properties fo:font-style="normal" officeooo:rsid="0055b0a6" style:font-style-asian="normal" style:font-style-complex="normal"/>
    </style:style>
    <style:style style:name="T47" style:family="text">
      <style:text-properties fo:font-style="normal" officeooo:rsid="00562efd" style:font-style-asian="normal" style:font-style-complex="normal"/>
    </style:style>
    <style:style style:name="T48" style:family="text">
      <style:text-properties fo:font-style="normal" officeooo:rsid="005799a4" style:font-style-asian="normal" style:font-style-complex="normal"/>
    </style:style>
    <style:style style:name="T49" style:family="text">
      <style:text-properties fo:font-style="normal" officeooo:rsid="0057af3a" style:font-style-asian="normal" style:font-style-complex="normal"/>
    </style:style>
    <style:style style:name="T50" style:family="text">
      <style:text-properties officeooo:rsid="004af8e7"/>
    </style:style>
    <style:style style:name="T51" style:family="text">
      <style:text-properties officeooo:rsid="004cf598"/>
    </style:style>
    <style:style style:name="T52" style:family="text">
      <style:text-properties officeooo:rsid="004d3686"/>
    </style:style>
    <style:style style:name="T53" style:family="text">
      <style:text-properties officeooo:rsid="004dccc5"/>
    </style:style>
    <style:style style:name="T54" style:family="text">
      <style:text-properties officeooo:rsid="004e94be"/>
    </style:style>
    <style:style style:name="T55" style:family="text">
      <style:text-properties fo:font-size="12pt" style:font-size-asian="12pt" style:font-size-complex="12pt"/>
    </style:style>
    <style:style style:name="T56" style:family="text">
      <style:text-properties fo:font-size="12pt" officeooo:rsid="004dccc5" style:font-size-asian="12pt" style:font-size-complex="12pt"/>
    </style:style>
    <style:style style:name="T57" style:family="text">
      <style:text-properties officeooo:rsid="00510239"/>
    </style:style>
    <style:style style:name="T58" style:family="text">
      <style:text-properties officeooo:rsid="0052d101"/>
    </style:style>
    <style:style style:name="T59" style:family="text">
      <style:text-properties officeooo:rsid="0054408d"/>
    </style:style>
    <style:style style:name="T60" style:family="text">
      <style:text-properties officeooo:rsid="00554a94"/>
    </style:style>
    <style:style style:name="T61" style:family="text">
      <style:text-properties officeooo:rsid="0055b0a6"/>
    </style:style>
    <style:style style:name="T62" style:family="text">
      <style:text-properties officeooo:rsid="005799a4"/>
    </style:style>
    <style:style style:name="T63" style:family="text">
      <style:text-properties officeooo:rsid="0057af3a"/>
    </style:style>
    <style:style style:name="T64" style:family="text">
      <style:text-properties officeooo:rsid="00589b72"/>
    </style:style>
    <style:style style:name="T65" style:family="text">
      <style:text-properties officeooo:rsid="005be4ae"/>
    </style:style>
    <style:style style:name="T66" style:family="text">
      <style:text-properties officeooo:rsid="005e98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Roll your own SAL (Security Abstraction Layer)</text:p>
      <text:p text:style-name="P2"/>
      <text:p text:style-name="P3"/>
      <text:p text:style-name="P3">OK so you don’t like the default SALs provided, you like to do your own crypto, or you want to pick-and-mix your own crypto resources from the mass of good quality open source material out there. <text:span text:style-name="T18">Or you want to try out some Post Quantum primitives.</text:span></text:p>
      <text:p text:style-name="P3"/>
      <text:p text:style-name="P3">Well basically you need to write your own <text:span text:style-name="T1">tls_sal.cpp</text:span> file, while keeping an eye on the main <text:span text:style-name="T1">tls1_3.h</text:span> header file and being aware of some of the constants defined there, and maybe changing <text:span text:style-name="T23">or adding </text:span>a few of them. Note that you must <text:span text:style-name="T13">not</text:span> change the <text:span text:style-name="T1">tls_sal.h</text:span> file which defines the <text:span text:style-name="T18">immutable </text:span>API.</text:p>
      <text:p text:style-name="P3"/>
      <text:p text:style-name="P3">You do not have to start this process from scratch. You can use an existing SAL and just change parts of it. We use the MIRACL library for our default SAL, and you can continue to use it as a back-stop to <text:span text:style-name="T19">support</text:span> the bits you are not interested in.</text:p>
      <text:p text:style-name="P3"/>
      <text:p text:style-name="P3">The client implementation is in C++. <text:span text:style-name="T23">H</text:span>owever as usual C code and headers can be included using the standard construct</text:p>
      <text:p text:style-name="P3"/>
      <text:p text:style-name="P4">extern “C” {</text:p>
      <text:p text:style-name="P4"><text:tab/>extern int <text:span text:style-name="T14">some_</text:span>c_function(int x, long y);</text:p>
      <text:p text:style-name="P4">}</text:p>
      <text:p text:style-name="P1"/>
      <text:p text:style-name="P24"><text:span text:style-name="T64">I</text:span>nternal functions can be added to your SAL without requir<text:span text:style-name="T15">ing</text:span> declaration, as <text:span text:style-name="T15">for example</text:span></text:p>
      <text:p text:style-name="P24"/>
      <text:p text:style-name="P5">static int an_internal_function(int x, long y);</text:p>
      <text:p text:style-name="P5"/>
      <text:p text:style-name="P27">A useful resource to have to hand is David Wong’s very readable version of the TLS 1.3 standard – see <text:a xlink:type="simple" xlink:href="https://www.davidwong.fr/tls13/" text:style-name="Internet_20_link" text:visited-style-name="Visited_20_Internet_20_Link">https://www.davidwong.fr/tls13/</text:a> </text:p>
      <text:p text:style-name="P5"/>
      <text:p text:style-name="P48"><text:span text:style-name="T22">Many of t</text:span>he <text:span text:style-name="T22">SAL</text:span> functions make use of an enhanced structure for byte arrays, called an <text:span text:style-name="T1">octad</text:span>. The reason is that simple arrays in C++ offer no protection against buffer overflow attacks. The <text:span text:style-name="T1">octad</text:span> attempts to improved on this by providing <text:span text:style-name="T21">not only </text:span>the length of the array, and also a maximum length which will never be exceeded if <text:span text:style-name="T21">octads are always </text:span><text:span text:style-name="T63">properly initialised and </text:span><text:span text:style-name="T21">processed </text:span><text:span text:style-name="T23">internally </text:span><text:span text:style-name="T21">by the approved functions provided in </text:span><text:span text:style-name="T3">tls_octad.h</text:span></text:p>
      <text:p text:style-name="P53"/>
      <text:p text:style-name="P55"/>
      <text:p text:style-name="P45"><text:span text:style-name="T8">typedef </text:span><text:span text:style-name="T7">struct</text:span></text:p>
      <text:p text:style-name="P56">{</text:p>
      <text:p text:style-name="P45"><text:span text:style-name="T7"><text:s text:c="4"/>int len; <text:s text:c="2"/>// </text:span><text:span text:style-name="T8">current length</text:span></text:p>
      <text:p text:style-name="P45"><text:span text:style-name="T7"><text:s text:c="4"/>int max; <text:s text:c="2"/>// </text:span><text:span text:style-name="T8">maximum length</text:span></text:p>
      <text:p text:style-name="P45"><text:span text:style-name="T7"><text:s text:c="4"/>char *val; //</text:span><text:span text:style-name="T9"> </text:span><text:span text:style-name="T6">byte array of length max</text:span><text:span text:style-name="T10"> </text:span></text:p>
      <text:p text:style-name="P45"><text:span text:style-name="T7">} </text:span><text:span text:style-name="T8">octad;</text:span></text:p>
      <text:p text:style-name="P5"/>
      <text:p text:style-name="P49"/>
      <text:p text:style-name="P51">SAL Functions <text:span text:style-name="T20">you need to provide</text:span></text:p>
      <text:p text:style-name="P5"/>
      <text:p text:style-name="P7">1. char *SAL_name()</text:p>
      <text:p text:style-name="P25"/>
      <text:p text:style-name="P25">Return a point<text:span text:style-name="T57">er</text:span> to a string which describes your SAL</text:p>
      <text:p text:style-name="P25"/>
      <text:p text:style-name="P7">2. bool SAL_initLib()</text:p>
      <text:p text:style-name="P6"/>
      <text:p text:style-name="P25">Perform any global initialization required for your SAL. For example it may be necessary to <text:span text:style-name="T23">kick-</text:span>start a random number generator. <text:span text:style-name="T65">Returns </text:span><text:span text:style-name="T41">false</text:span><text:span text:style-name="T65"> if start-up fails.</text:span></text:p>
      <text:p text:style-name="P25"/>
      <text:p text:style-name="P7">3. void SAL_endLib()</text:p>
      <text:p text:style-name="P25"/>
      <text:p text:style-name="P25">Do any final tidying up or zeroising of global resources used.</text:p>
      <text:p text:style-name="P25"/>
      <text:p text:style-name="P9">4. int SAL_ciphers(int *ciphers_<text:span text:style-name="T59">suites</text:span>)</text:p>
      <text:p text:style-name="P1"/>
      <text:p text:style-name="P26">Provides a list of the codes for the cipher suites supported by your SAL, and returns the total number supported. See <text:span text:style-name="T1">tls1_3.h</text:span> for the possible codes <text:span text:style-name="T23">(or you can add new ones)</text:span>. <text:span text:style-name="T17">As made clear in the TLS standard, you do not need to support all of them.</text:span></text:p>
      <text:p text:style-name="P26"/>
      <text:p text:style-name="P8">5. int SAL_groups(int *groups)</text:p>
      <text:p text:style-name="P8"/>
      <text:p text:style-name="P28">Provides a list of the key exchange groups supported by your SAL, and returns the total number supported. See <text:span text:style-name="T2">tls1_3.h</text:span><text:span text:style-name="T16"> for the possible codes </text:span><text:span text:style-name="T23">(or you can add new ones)</text:span><text:span text:style-name="T16">. </text:span>As made clear in the TLS standard, you do not need to support all of them. <text:span text:style-name="T66">Note that the first in the list specifies the group that will be used in the initial TLS client Hello, and you should ensure that any servers you wish to connect with also support this group (otherwise an expensive handshake retry may be needed).</text:span></text:p>
      <text:p text:style-name="P28"/>
      <text:p text:style-name="P10">6. int SAL_sigs(int *sigAlgs)</text:p>
      <text:p text:style-name="P29"/>
      <text:p text:style-name="P29">Provides a list of the signature algorithms supported by your SAL, and returns the total number supported. <text:span text:style-name="T17">See </text:span><text:span text:style-name="T2">tls1_3.h</text:span><text:span text:style-name="T16"> for the possible codes </text:span>(or you can add new ones)<text:span text:style-name="T16">. </text:span><text:span text:style-name="T17">As made clear in the TLS standard, you do not need to support all of them. </text:span><text:span text:style-name="T24">Note that these are signatures that a server will apply in the course of the TLS1.3 handshake, and that will be verified using the Server’s public key as obtained from a certificate chain supplied by the Server. These algorithms often use modern padding methods.</text:span></text:p>
      <text:p text:style-name="P29"/>
      <text:p text:style-name="P11"><text:span text:style-name="T24">7</text:span>. int SAL_sig<text:span text:style-name="T24">Certs</text:span>(int *sigAlgs)</text:p>
      <text:p text:style-name="P30"/>
      <text:p text:style-name="P30">Provides a list of the <text:span text:style-name="T24">certificate </text:span>signature algorithms supported by your SAL, and returns the total number supported. <text:span text:style-name="T17">See </text:span><text:span text:style-name="T2">tls1_3.h</text:span><text:span text:style-name="T16"> for the possible codes </text:span>(or you can add new ones)<text:span text:style-name="T16">. </text:span><text:span text:style-name="T17">As made clear in the TLS standard, you do not need to support all of them. </text:span><text:span text:style-name="T24">Note that these are signatures that will be applied to certificates internal to a certificate chain. These algorithms often use old legacy padding methods (because certificates can be very old). Some signature algorithms may appear in both this and the previous list.</text:span></text:p>
      <text:p text:style-name="P29"/>
      <text:p text:style-name="P10"><text:span text:style-name="T25">8. </text:span>int SAL_hashType(int cipher_suite)</text:p>
      <text:p text:style-name="P29"/>
      <text:p text:style-name="P33">Returns an internal code for the hash algorithm used by the given cipher suite.</text:p>
      <text:p text:style-name="P33"/>
      <text:p text:style-name="P54"><text:soft-page-break/><text:span text:style-name="T25">9. </text:span>int SAL_hash<text:span text:style-name="T25">Len</text:span>(int <text:span text:style-name="T25">hash_type</text:span>)</text:p>
      <text:p text:style-name="P31"/>
      <text:p text:style-name="P33">Returns the length of the hash algorithm output, for the given hash type.</text:p>
      <text:p text:style-name="P33"/>
      <text:p text:style-name="P12"><text:span text:style-name="T52">10</text:span><text:span text:style-name="T25">. </text:span>int SAL_<text:span text:style-name="T52">aeadKeylen</text:span>(int <text:span text:style-name="T52">cipher_suite</text:span>)</text:p>
      <text:p text:style-name="P32"/>
      <text:p text:style-name="P34">Returns the length <text:span text:style-name="T52">of the </text:span><text:span text:style-name="T60">AEAD encryption </text:span><text:span text:style-name="T52">key</text:span>, for the given <text:span text:style-name="T52">cipher suite</text:span>.</text:p>
      <text:p text:style-name="P34"/>
      <text:p text:style-name="P12"><text:span text:style-name="T52">11</text:span><text:span text:style-name="T25">. </text:span>int SAL_<text:span text:style-name="T52">aeadTaglen</text:span>(int <text:span text:style-name="T52">cipher_suite</text:span>)</text:p>
      <text:p text:style-name="P32"/>
      <text:p text:style-name="P34">Returns the length of the <text:span text:style-name="T60">AEAD </text:span><text:span text:style-name="T52">authentication tag</text:span>, for the given <text:span text:style-name="T52">cipher suite</text:span>.</text:p>
      <text:p text:style-name="P34"/>
      <text:p text:style-name="P13">1<text:span text:style-name="T53">2</text:span>. int SAL_randomByte()</text:p>
      <text:p text:style-name="P33"/>
      <text:p text:style-name="P33">Returns a single random byte</text:p>
      <text:p text:style-name="P13"/>
      <text:p text:style-name="P13">1<text:span text:style-name="T53">3</text:span>. void SAL_randomOctad(int len,octad *R)</text:p>
      <text:p text:style-name="P33"/>
      <text:p text:style-name="P33">Returns a random Octad <text:span text:style-name="T31">R</text:span><text:span text:style-name="T29"> </text:span>of the given length <text:span text:style-name="T37">len</text:span>, given a pointer to th<text:span text:style-name="T29">at</text:span> octad.</text:p>
      <text:p text:style-name="P33"/>
      <text:p text:style-name="P20"><text:span text:style-name="T55">1</text:span><text:span text:style-name="T56">4</text:span><text:span text:style-name="T55">.</text:span><text:span text:style-name="T11"> void SAL_hkdfExtract(int h</text:span><text:span text:style-name="T12">ash_</text:span><text:span text:style-name="T11">type,octad *PRK,octad *SALT,octad *IKM)</text:span></text:p>
      <text:p text:style-name="P22"/>
      <text:p text:style-name="P35">A <text:span text:style-name="T26">K</text:span>ey <text:span text:style-name="T26">D</text:span>erivation <text:span text:style-name="T26">F</text:span>unction which uses the given hash function to extract a key <text:span text:style-name="T26">(</text:span><text:span text:style-name="T32">PRK</text:span><text:span text:style-name="T26">) </text:span>from an input salt <text:span text:style-name="T29">(</text:span><text:span text:style-name="T31">SALT</text:span><text:span text:style-name="T29">) </text:span>and some raw Input Keying Material (<text:span text:style-name="T30">IKM</text:span>) </text:p>
      <text:p text:style-name="P33"/>
      <text:p text:style-name="P21">1<text:span text:style-name="T53">5</text:span>. void SAL_hkdfExpand(int h<text:span text:style-name="T28">ash_</text:span>type, int olen, octad *OKM, octad *<text:span text:style-name="T27">PRK</text:span>, octad *INFO)</text:p>
      <text:p text:style-name="P35"/>
      <text:p text:style-name="P36">A Key Derivation Functions which uses the given hash function to expand a <text:span text:style-name="T27">fixed length</text:span> input key (<text:span text:style-name="T30">PRK</text:span>) into a variable length output key (<text:span text:style-name="T30">OKM</text:span>) of length olen, given as auxiliary input a text label <text:span text:style-name="T27">(</text:span><text:span text:style-name="T33">INFO</text:span><text:span text:style-name="T27">)</text:span>. </text:p>
      <text:p text:style-name="P33"/>
      <text:p text:style-name="P14">1<text:span text:style-name="T53">6</text:span>. void SAL_hmac(int hash_type,octad *T,octad *K,octad *M)</text:p>
      <text:p text:style-name="P37"/>
      <text:p text:style-name="P37">Use the given hash function to calculate an HMAC tag <text:span text:style-name="T30">T</text:span>, from a cryptographic key <text:span text:style-name="T30">K</text:span> and an input message <text:span text:style-name="T30">M</text:span>.</text:p>
      <text:p text:style-name="P37"/>
      <text:p text:style-name="P14"><text:span text:style-name="T29">1</text:span><text:span text:style-name="T53">7</text:span><text:span text:style-name="T29">. </text:span>void SAL_hashNull(int h<text:span text:style-name="T29">ash_</text:span>type,octad *H)</text:p>
      <text:p text:style-name="P37"/>
      <text:p text:style-name="P38">Use the given hash function to calculate the hash <text:span text:style-name="T37">H</text:span><text:span text:style-name="T60"> </text:span>of <text:span text:style-name="T58">a null string</text:span>.</text:p>
      <text:p text:style-name="P38"/>
      <text:p text:style-name="P15">1<text:span text:style-name="T53">8</text:span>. void SAL_hashInit(int h<text:span text:style-name="T61">ash_</text:span>type,unihash *h)</text:p>
      <text:p text:style-name="P38"/>
      <text:p text:style-name="P38">Initialise a hashing context <text:span text:style-name="T30">h </text:span><text:span text:style-name="T42">using the given hash function</text:span>, basically an area of memory used to store the hash functions current state. See <text:span text:style-name="T1">tls1_3.h</text:span> for the unihash structure.</text:p>
      <text:p text:style-name="P37"/>
      <text:p text:style-name="P15">1<text:span text:style-name="T53">9</text:span>. void SAL_hashProcessArray(unihash *h,char *b,int len)</text:p>
      <text:p text:style-name="P38"/>
      <text:p text:style-name="P38"><text:span text:style-name="T50">Process</text:span> a byte array <text:span text:style-name="T30">b</text:span> of length <text:span text:style-name="T30">len</text:span> into the given hash<text:span text:style-name="T61">ing</text:span> context <text:span text:style-name="T30">h</text:span>.</text:p>
      <text:p text:style-name="P38"/>
      <text:p text:style-name="P19"/>
      <text:p text:style-name="P52"><text:span text:style-name="T63">20</text:span>. int SAL_hashOutput(unihash *h,char *d)</text:p>
      <text:p text:style-name="P39"/>
      <text:p text:style-name="P39">Output final hash from the hash context <text:span text:style-name="T30">h</text:span> into a byte array <text:span text:style-name="T30">d</text:span>. The length of <text:span text:style-name="T30">d</text:span> depends on the hash type, and is returned <text:span text:style-name="T58">by</text:span> this function.</text:p>
      <text:p text:style-name="P39"/>
      <text:p text:style-name="P16"><text:span text:style-name="T53">2</text:span><text:span text:style-name="T63">1</text:span>. void SAL_aeadEncrypt(crypto *send,int hdrlen,char *hdr,int ptlen,char *pt,octad *TAG)</text:p>
      <text:p text:style-name="P40"/>
      <text:p text:style-name="P41">Uses the AEAD algorithm associated with the cryptographic context <text:span text:style-name="T30">send</text:span> to AEAD <text:span text:style-name="T51">protect</text:span> a header <text:span text:style-name="T30">hdr</text:span> of length <text:span text:style-name="T30">hdrlen</text:span><text:span text:style-name="T42"> and </text:span><text:span text:style-name="T43">encrypt in place </text:span><text:span text:style-name="T42">a plaintext </text:span><text:span text:style-name="T30">pt</text:span><text:span text:style-name="T42"> of length </text:span><text:span text:style-name="T30">ptlen</text:span><text:span text:style-name="T42">, and to output a</text:span><text:span text:style-name="T45">n authentication</text:span><text:span text:style-name="T43"> tag </text:span><text:span text:style-name="T46">(</text:span><text:span text:style-name="T34">TAG</text:span><text:span text:style-name="T38">)</text:span><text:span text:style-name="T43">. </text:span><text:span text:style-name="T44">See </text:span><text:span text:style-name="T4">tls1_3.h</text:span><text:span text:style-name="T44"> for the </text:span><text:span text:style-name="T43">crypto</text:span><text:span text:style-name="T44"> structure. </text:span><text:span text:style-name="T43">The cryptographic context is set internally from the cipher suite chosen at runtime. </text:span><text:span text:style-name="T45">Only the cipher suites reported by </text:span><text:span text:style-name="T5">SAL_ciphers()</text:span><text:span text:style-name="T45"> need to be supported.</text:span></text:p>
      <text:p text:style-name="P23"/>
      <text:p text:style-name="P17"><text:span text:style-name="T43">2</text:span><text:span text:style-name="T49">2</text:span><text:span text:style-name="T42">. </text:span><text:span text:style-name="T47">bool</text:span><text:span text:style-name="T42"> SAL_aeadDecrypt(crypto *recv,int hdrlen,char *hdr,int ctlen,char *ct,octad *TAG)</text:span></text:p>
      <text:p text:style-name="P47"/>
      <text:p text:style-name="P42"><text:span text:style-name="T42">Uses the AEAD algorithm associated with the cryptographic context </text:span><text:span text:style-name="T35">recv</text:span><text:span text:style-name="T42"> to AEAD </text:span><text:span text:style-name="T47">authenticate</text:span><text:span text:style-name="T42"> a header </text:span><text:span text:style-name="T30">hdr</text:span><text:span text:style-name="T42"> of length </text:span><text:span text:style-name="T30">hdrlen</text:span><text:span text:style-name="T42">, </text:span><text:span text:style-name="T47">authenticate and </text:span><text:span text:style-name="T45">de</text:span><text:span text:style-name="T43">crypt in place </text:span><text:span text:style-name="T42">a </text:span><text:span text:style-name="T45">cipher</text:span><text:span text:style-name="T42">text </text:span><text:span text:style-name="T45">c</text:span><text:span text:style-name="T30">t</text:span><text:span text:style-name="T42"> of length </text:span><text:span text:style-name="T45">c</text:span><text:span text:style-name="T30">tlen</text:span><text:span text:style-name="T42">, and to </text:span><text:span text:style-name="T48">check</text:span><text:span text:style-name="T42"> </text:span><text:span text:style-name="T47">the </text:span><text:span text:style-name="T48">input</text:span><text:span text:style-name="T45"> authentication</text:span><text:span text:style-name="T43"> tag </text:span><text:span text:style-name="T34">TAG</text:span><text:span text:style-name="T43">. </text:span><text:span text:style-name="T47">If authentication fails the function returns </text:span><text:span text:style-name="T39">false</text:span><text:span text:style-name="T47">. </text:span><text:span text:style-name="T44">See </text:span><text:span text:style-name="T4">tls1_3.h</text:span><text:span text:style-name="T44"> for the </text:span><text:span text:style-name="T43">crypto</text:span><text:span text:style-name="T44"> structure. </text:span><text:span text:style-name="T43">The cryptographic context is set internally from the cipher suite chosen at runtime. </text:span><text:span text:style-name="T45">Only the cipher suites reported by </text:span><text:span text:style-name="T5">SAL_ciphers()</text:span><text:span text:style-name="T45"> need to be supported.</text:span></text:p>
      <text:p text:style-name="P46"/>
      <text:p text:style-name="P17">2<text:span text:style-name="T63">3</text:span>. void SAL_generateKeyPair(int group,octad *SK,octad *PK)</text:p>
      <text:p text:style-name="P43"/>
      <text:p text:style-name="P43">Generate a public/private key pair (<text:span text:style-name="T30">PK/SK</text:span>) in the <text:span text:style-name="T54">given</text:span> <text:span text:style-name="T30">group</text:span> to support key exchange.</text:p>
      <text:p text:style-name="P43"/>
      <text:p text:style-name="P17">2<text:span text:style-name="T63">4</text:span>. void SAL_generateSharedSecret(int group,octad *SK,octad *PK,octad *SS)</text:p>
      <text:p text:style-name="P43"/>
      <text:p text:style-name="P43">Generate a shared secret <text:span text:style-name="T36">SS</text:span><text:span text:style-name="T54"> from a secret key </text:span><text:span text:style-name="T36">SK</text:span><text:span text:style-name="T54"> and the public key </text:span><text:span text:style-name="T36">PK</text:span><text:span text:style-name="T54"> provided by another party, in the given group.</text:span></text:p>
      <text:p text:style-name="P43"/>
      <text:p text:style-name="P17"><text:span text:style-name="T54">2</text:span><text:span text:style-name="T63">5</text:span><text:span text:style-name="T54">. </text:span><text:span text:style-name="T55">bool SAL_tlsSignatureVerify(int sigAlg,octad *BUFF,octad *SIG,octad *PUBKEY)</text:span></text:p>
      <text:p text:style-name="P43"/>
      <text:p text:style-name="P44">Verify the signature <text:span text:style-name="T30">SIG</text:span> on a byte array <text:span text:style-name="T30">BUFF</text:span> using the public key <text:span text:style-name="T30">PUBKEY</text:span>, and using the given signature algorithm.</text:p>
      <text:p text:style-name="P44"/>
      <text:p text:style-name="P18">2<text:span text:style-name="T63">6</text:span>. void SAL_tlsSignature(int sigAlg,octad *KEY,octad *<text:span text:style-name="T62">BUFF</text:span>,octad *SIG)</text:p>
      <text:p text:style-name="P44"/>
      <text:p text:style-name="P44">Create a signature <text:span text:style-name="T30">SIG</text:span> on the <text:span text:style-name="T62">byte array</text:span> <text:span text:style-name="T40">BUFF</text:span> using the private key <text:span text:style-name="T30">KEY</text:span>, and using the given signature algorithm.</text:p>
      <text:p text:style-name="P44"/>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0T14:47:43.533000000</meta:creation-date>
    <dc:date>2022-06-09T10:13:08.865000000</dc:date>
    <meta:editing-duration>P1DT11H52M3S</meta:editing-duration>
    <meta:editing-cycles>47</meta:editing-cycles>
    <meta:generator>LibreOffice/6.4.5.2$Windows_X86_64 LibreOffice_project/a726b36747cf2001e06b58ad5db1aa3a9a1872d6</meta:generator>
    <meta:document-statistic meta:table-count="0" meta:image-count="0" meta:object-count="0" meta:page-count="4" meta:paragraph-count="71" meta:word-count="1292" meta:character-count="7862" meta:non-whitespace-character-count="6619"/>
  </office:meta>
</office:document-meta>
</file>